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normal" fo:font-weight="bold" officeooo:rsid="0010c5b5" officeooo:paragraph-rsid="0010c5b5" style:font-size-asian="21pt" style:font-style-asian="normal" style:font-weight-asian="bold" style:font-size-complex="24pt" style:font-style-complex="normal" style:font-weight-complex="bold"/>
    </style:style>
    <style:style style:name="P2" style:family="paragraph" style:parent-style-name="Standard">
      <style:paragraph-properties fo:text-align="start" style:justify-single-word="false"/>
      <style:text-properties fo:font-size="24pt" fo:font-style="normal" fo:font-weight="bold" officeooo:rsid="0010c5b5" officeooo:paragraph-rsid="0010c5b5" style:font-size-asian="24pt" style:font-style-asian="normal" style:font-weight-asian="bold" style:font-size-complex="24pt" style:font-style-complex="normal" style:font-weight-complex="bold"/>
    </style:style>
    <style:style style:name="P3" style:family="paragraph" style:parent-style-name="Standard">
      <style:paragraph-properties fo:text-align="start" style:justify-single-word="false"/>
      <style:text-properties fo:font-size="18pt" fo:font-style="normal" fo:font-weight="normal" officeooo:rsid="0010c5b5" officeooo:paragraph-rsid="0010c5b5" style:font-size-asian="18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text-properties fo:font-size="18pt" fo:font-style="normal" fo:font-weight="normal" officeooo:rsid="0010c5b5" officeooo:paragraph-rsid="0010c5b5" style:font-size-asian="18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size="20pt" fo:font-style="normal" fo:font-weight="bold" officeooo:rsid="0010c5b5" officeooo:paragraph-rsid="0010c5b5" style:font-size-asian="20pt" style:font-style-asian="normal" style:font-weight-asian="bold" style:font-size-complex="20pt"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efits of Cloud Computing</text:p>
      <text:p text:style-name="P4"/>
      <text:p text:style-name="P3"/>
      <text:p text:style-name="P3">Cloud computing has revolutionized the way organizations deploy and manage their IT infrastructure. By leveraging the power of the cloud, businesses can gain numerous benefits that help drive efficiency, scalability, cost-effectiveness, and innovation. Let's explore some of the key benefits of cloud computing:</text:p>
      <text:p text:style-name="P3"/>
      <text:p text:style-name="P5">1. Scalability and Flexibility:</text:p>
      <text:p text:style-name="P5"/>
      <text:p text:style-name="P3">One of the significant advantages of cloud computing is its scalability and flexibility. Cloud services allow organizations to quickly scale up or down their computing resources based on demand. Whether it's increasing server capacity during peak periods or adding storage to accommodate growing data, cloud computing provides agility and elasticity to adapt to changing business needs. This scalability ensures that organizations can efficiently handle fluctuations in workload without the need for large upfront investments in hardware and infrastructure.</text:p>
      <text:p text:style-name="P3"/>
      <text:p text:style-name="P5">2. Cost Savings:</text:p>
      <text:p text:style-name="P3"/>
      <text:p text:style-name="P3">Cloud computing offers significant cost savings for organizations. By utilizing cloud services, businesses can reduce or eliminate the need for upfront capital expenses on hardware, data centers, and maintenance. Cloud providers operate on a pay-as-you-go model, allowing organizations to pay only for the resources they use. This eliminates the cost of overprovisioning and underutilization of resources. Additionally, organizations can save on ongoing operational costs, such as power, cooling, and IT personnel, as the responsibility for infrastructure management lies with the cloud provider.</text:p>
      <text:p text:style-name="P3"/>
      <text:p text:style-name="P5"><text:soft-page-break/>3. Enhanced Collaboration and Productivity:</text:p>
      <text:p text:style-name="P3"/>
      <text:p text:style-name="P3">Cloud computing facilitates seamless collaboration and boosts productivity within organizations. Cloud-based collaboration tools, document sharing platforms, and project management software enable teams to work together in real-time, regardless of their geographical location. Team members can access and edit documents simultaneously, track changes, and communicate efficiently, leading to improved collaboration, faster decision-making, and increased productivity.</text:p>
      <text:p text:style-name="P3"/>
      <text:p text:style-name="P5">4. Business Continuity and Disaster Recovery:</text:p>
      <text:p text:style-name="P3"/>
      <text:p text:style-name="P3">Cloud computing provides robust business continuity and disaster recovery capabilities. Cloud service providers implement redundant systems, backup mechanisms, and data replication across multiple locations, ensuring that data and applications remain accessible even in the event of a hardware failure or natural disaster. This high level of resilience and redundancy helps organizations maintain continuous operations, minimize downtime, and quickly recover from disruptions, thus safeguarding critical business processes and customer data.</text:p>
      <text:p text:style-name="P3"/>
      <text:p text:style-name="P5">5. Increased Security:</text:p>
      <text:p text:style-name="P3"/>
      <text:p text:style-name="P3">Cloud computing offers advanced security measures to protect data and applications. Cloud providers invest heavily in security infrastructure, employing encryption, access controls, firewalls, and threat detection systems to safeguard sensitive information. Cloud environments often undergo rigorous security audits and compliance certifications, ensuring adherence to industry-specific regulations and standards. By leveraging cloud services, organizations can benefit from robust security measures and expertise that may surpass their own internal capabilities.</text:p>
      <text:p text:style-name="P3"><text:soft-page-break/></text:p>
      <text:p text:style-name="P5">6. Access to Latest Technologies:</text:p>
      <text:p text:style-name="P3"/>
      <text:p text:style-name="P3">Cloud computing enables organizations to access and leverage the latest technologies without the need for extensive investments in hardware or software upgrades. Cloud providers continually introduce new features, services, and advancements, such as artificial intelligence, machine learning, Internet of Things (IoT), and big data analytics. Organizations can leverage these technologies to gain insights, automate processes, and drive innovation, giving them a competitive edge in the market.</text:p>
      <text:p text:style-name="P3"/>
      <text:p text:style-name="P5">7. Global Scalability and Reach:</text:p>
      <text:p text:style-name="P3"/>
      <text:p text:style-name="P3">Cloud computing provides global scalability and reach, allowing organizations to expand their operations across geographic regions without the need for establishing physical infrastructure in each location. Cloud providers have data centers distributed worldwide, enabling businesses to serve their customers efficiently and deliver applications and services with low latency. This global presence helps organizations reach new markets, scale their business, and provide a consistent experience to users across different regions.</text:p>
      <text:p text:style-name="P3"/>
      <text:p text:style-name="P2"/>
      <text:p text:style-name="P2">Conclusion:</text:p>
      <text:p text:style-name="P3"/>
      <text:p text:style-name="P3">Cloud computing offers numerous benefits that empower organizations to optimize their operations, drive innovation, and achieve strategic objectives. From scalability and cost savings to enhanced collaboration and security, the cloud provides a flexible, efficient, and agile IT infrastructure. By embracing cloud computing, businesses can focus on their core competencies, accelerate time-to-market, and stay ahead in today's digital landsc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0:15:40.913383168</meta:creation-date>
    <dc:date>2023-06-21T10:19:13.607767296</dc:date>
    <meta:editing-duration>PT3M33S</meta:editing-duration>
    <meta:editing-cycles>1</meta:editing-cycles>
    <meta:document-statistic meta:table-count="0" meta:image-count="0" meta:object-count="0" meta:page-count="3" meta:paragraph-count="18" meta:word-count="623" meta:character-count="4762" meta:non-whitespace-character-count="4157"/>
    <meta:generator>LibreOffice/7.3.7.2$Linux_X86_64 LibreOffice_project/30$Build-2</meta:generator>
  </office:meta>
</office:document-meta>
</file>